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2.svm" manifest:media-type="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ast Syriac Adiabene" svg:font-family="'East Syriac Adiabene'" style:font-family-generic="roman" style:font-pitch="variable"/>
    <style:font-face style:name="East Syriac Adiabene1" svg:font-family="'East Syriac Adiabene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0.54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437cm" fo:min-width="10.86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002cm"/>
    </style:style>
    <style:style style:name="gr5" style:family="graphic" style:parent-style-name="objectwithoutfill">
      <style:graphic-properties svg:stroke-color="#cccccc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13cm" fo:min-width="23.10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13cm" fo:min-width="13.79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9.492cm" style:use-optimal-column-width="false"/>
    </style:style>
    <style:style style:name="co4" style:family="table-column">
      <style:table-column-properties style:column-width="4.694cm" style:use-optimal-column-width="false"/>
    </style:style>
    <style:style style:name="co5" style:family="table-column">
      <style:table-column-properties style:column-width="4.509cm" style:use-optimal-column-width="false"/>
    </style:style>
    <style:style style:name="ro1" style:family="table-row">
      <style:table-row-properties style:row-height="9.4cm"/>
    </style:style>
    <style:style style:name="ro2" style:family="table-row">
      <style:table-row-properties style:row-height="0.964cm"/>
    </style:style>
    <style:style style:name="ro3" style:family="table-row">
      <style:table-row-properties style:row-height="0.941cm"/>
    </style:style>
    <style:style style:name="ce1" style:family="table-cell">
      <loext:graphic-properties draw:fill-color="#ffffff" style:repeat="repeat"/>
      <style:paragraph-properties fo:border="0.03pt solid #ffffff"/>
      <style:text-properties fo:font-size="18pt" style:font-size-asian="18pt" style:font-size-complex="18pt"/>
    </style:style>
    <style:style style:name="ce2" style:family="table-cell">
      <loext:graphic-properties draw:fill-color="#ffffff" style:repeat="repeat"/>
      <style:paragraph-properties fo:border-left="none" fo:border-right="0.03pt solid #ffffff" fo:border-top="0.03pt solid #ffffff" fo:border-bottom="0.03pt solid #ffffff"/>
    </style:style>
    <style:style style:name="ce3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b2b2b2"/>
    </style:style>
    <style:style style:name="T3" style:family="text">
      <style:text-properties style:text-underline-style="none"/>
    </style:style>
    <style:style style:name="T4" style:family="text">
      <style:text-properties fo:color="#999999"/>
    </style:style>
    <style:style style:name="T5" style:family="text">
      <style:text-properties fo:color="#000000"/>
    </style:style>
    <style:style style:name="T6" style:family="text">
      <style:text-properties fo:color="#000000" style:text-underline-style="none"/>
    </style:style>
    <style:style style:name="T7" style:family="text">
      <style:text-properties fo:color="#000000" style:text-underline-style="none" fo:font-weight="normal" style:font-weight-asian="normal" style:font-weight-complex="normal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999999" fo:font-size="18pt" style:font-size-asian="18pt" style:font-size-complex="18pt"/>
    </style:style>
    <style:style style:name="T10" style:family="text">
      <style:text-properties fo:color="#ff0000" fo:font-size="18pt" style:font-size-asian="18pt" style:font-size-complex="18pt"/>
    </style:style>
    <style:style style:name="T11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ts</text:p>
          </draw:text-box>
        </draw:frame>
        <draw:frame presentation:style-name="pr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21,000 linux-next compilations </text:p>
              </text:list-item>
              <text:list-item>
                <text:p>21,000 stable (4.1.1) compilations</text:p>
              </text:list-item>
              <text:list-item>
                <text:p>510,000 warnings</text:p>
              </text:list-item>
              <text:list-item>
                <text:p>4,600,000 file referen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op 10 warnings</text:p>
          </draw:text-box>
        </draw:frame>
        <draw:frame draw:style-name="gr2" draw:text-style-name="P2" draw:layer="layout" svg:width="11.411cm" svg:height="10.796cm" svg:x="16.51cm" svg:y="5.029cm">
          <draw:text-box>
            <text:p><text:span text:style-name="T1">Stable linux – 21022</text:span></text:p>
            <text:p><text:span text:style-name="T1"/></text:p>
            <text:p><text:span text:style-name="T2">unused-function - 59%</text:span></text:p>
            <text:p><text:span text:style-name="T2">maybe-uninitialized - 45%</text:span></text:p>
            <text:p><text:span text:style-name="T2">logical-not-parentheses - 30%</text:span></text:p>
            <text:p><text:span text:style-name="T3">unused-variable - 28%</text:span></text:p>
            <text:p><text:span text:style-name="T2">cpp - 24%</text:span></text:p>
            <text:p><text:span text:style-name="T2">uninitialized - 19%</text:span></text:p>
            <text:p><text:span text:style-name="T3">ERROR - 17%</text:span></text:p>
            <text:p><text:span text:style-name="T2">discarded-array-qualifiers - 17%</text:span></text:p>
            <text:p><text:span text:style-name="T4">pointer-to-int-cast - 17%</text:span></text:p>
            <text:p><text:span text:style-name="T4">Switch-bool – 15%</text:span></text:p>
            <text:p><text:span text:style-name="T4"/></text:p>
            <text:p><text:span text:style-name="T5">Int-to-pointer-cast - 8%</text:span></text:p>
            <text:p><text:span text:style-name="T5">Implicit-function-declaration - 1%</text:span></text:p>
          </draw:text-box>
        </draw:frame>
        <draw:frame draw:style-name="gr3" draw:text-style-name="P3" draw:layer="layout" svg:width="11.454cm" svg:height="8.687cm" svg:x="0.277cm" svg:y="5.08cm">
          <draw:text-box>
            <text:p><text:span text:style-name="T1">Linux-next – 21022</text:span></text:p>
            <text:p><text:span text:style-name="T1"/></text:p>
            <text:p><text:span text:style-name="T2">unused-function 61%</text:span></text:p>
            <text:p><text:span text:style-name="T6">unused-variable 51%</text:span></text:p>
            <text:p><text:span text:style-name="T2">maybe-uninitialized 43%</text:span></text:p>
            <text:p><text:span text:style-name="T7">ERROR 38%</text:span></text:p>
            <text:p><text:span text:style-name="T2">logical-not-parentheses 28%</text:span></text:p>
            <text:p><text:span text:style-name="T5">int-to-pointer-cast 25%</text:span></text:p>
            <text:p><text:span text:style-name="T2">cpp 22%</text:span></text:p>
            <text:p><text:span text:style-name="T5">Eimplicit-function-declaration 20%</text:span></text:p>
            <text:p><text:span text:style-name="T2">uninitialized 18%</text:span></text:p>
            <text:p><text:span text:style-name="T2">discarded-array-qualifiers 17%</text:span></text:p>
          </draw:text-box>
        </draw:frame>
        <draw:frame draw:style-name="gr4" draw:text-style-name="P3" draw:layer="layout" svg:width="0.502cm" svg:height="1.191cm" svg:x="15.747cm" svg:y="6.103cm">
          <draw:text-box>
            <text:p/>
          </draw:text-box>
        </draw:frame>
        <draw:line draw:style-name="gr5" draw:text-style-name="P4" draw:layer="layout" svg:x1="7.874cm" svg:y1="6.858cm" svg:x2="16.51cm" svg:y2="6.858cm">
          <text:p/>
        </draw:line>
        <draw:line draw:style-name="gr5" draw:text-style-name="P4" draw:layer="layout" svg:x1="8.636cm" svg:y1="8.382cm" svg:x2="16.51cm" svg:y2="7.62cm">
          <text:p/>
        </draw:line>
        <draw:line draw:style-name="gr5" draw:text-style-name="P4" draw:layer="layout" svg:x1="9.652cm" svg:y1="9.652cm" svg:x2="16.51cm" svg:y2="8.382cm">
          <text:p/>
        </draw:line>
        <draw:line draw:style-name="gr6" draw:text-style-name="P4" draw:layer="layout" svg:x1="4.572cm" svg:y1="9.144cm" svg:x2="10.414cm" svg:y2="9.144cm">
          <text:p/>
        </draw:line>
        <draw:line draw:style-name="gr5" draw:text-style-name="P4" draw:layer="layout" svg:x1="3.81cm" svg:y1="11.176cm" svg:x2="16.51cm" svg:y2="9.652cm">
          <text:p/>
        </draw:line>
        <draw:line draw:style-name="gr5" draw:text-style-name="P4" draw:layer="layout" svg:x1="6.35cm" svg:y1="12.7cm" svg:x2="11.938cm" svg:y2="12.7cm">
          <text:p/>
        </draw:line>
        <draw:line draw:style-name="gr5" draw:text-style-name="P4" draw:layer="layout" svg:x1="16.51cm" svg:y1="10.414cm" svg:x2="11.938cm" svg:y2="12.7cm">
          <text:p/>
        </draw:line>
        <draw:line draw:style-name="gr5" draw:text-style-name="P4" draw:layer="layout" svg:x1="10.922cm" svg:y1="13.208cm" svg:x2="16.51cm" svg:y2="11.938cm">
          <text:p/>
        </draw:line>
        <draw:line draw:style-name="gr6" draw:text-style-name="P4" draw:layer="layout" svg:x1="10.414cm" svg:y1="9.144cm" svg:x2="16.51cm" svg:y2="10.922cm">
          <text:p/>
        </draw:line>
        <draw:line draw:style-name="gr6" draw:text-style-name="P4" draw:layer="layout" svg:x1="7.62cm" svg:y1="7.62cm" svg:x2="16.51cm" svg:y2="8.89cm">
          <text:p/>
        </draw:line>
        <draw:line draw:style-name="gr6" draw:text-style-name="P4" draw:layer="layout" svg:x1="9.398cm" svg:y1="10.414cm" svg:x2="16.51cm" svg:y2="14.478cm">
          <text:p/>
        </draw:line>
        <draw:line draw:style-name="gr6" draw:text-style-name="P4" draw:layer="layout" svg:x1="11.684cm" svg:y1="11.938cm" svg:x2="16.51cm" svg:y2="15.24cm">
          <text:p/>
        </draw:line>
        <draw:frame draw:style-name="gr7" draw:text-style-name="P3" draw:layer="layout" svg:width="24.892cm" svg:height="1.657cm" svg:x="1.27cm" svg:y="18.288cm">
          <draw:text-box>
            <text:p>ERROR drops from 38% to 17%. So there are 2 times as many error in the unstable linux-next repository.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systems</text:p>
          </draw:text-box>
        </draw:frame>
        <draw:frame draw:style-name="gr4" draw:text-style-name="P3" draw:layer="layout" svg:width="0.502cm" svg:height="1.191cm" svg:x="1.493cm" svg:y="5.207cm">
          <draw:text-box>
            <text:p/>
          </draw:text-box>
        </draw:frame>
        <draw:frame draw:style-name="gr4" draw:text-style-name="P3" draw:layer="layout" svg:width="0.502cm" svg:height="1.191cm" svg:x="1.536cm" svg:y="5.719cm">
          <draw:text-box>
            <text:p/>
          </draw:text-box>
        </draw:frame>
        <draw:frame draw:style-name="gr4" draw:text-style-name="P3" draw:layer="layout" svg:width="0.502cm" svg:height="1.191cm" svg:x="1.749cm" svg:y="6.103cm">
          <draw:text-box>
            <text:p/>
          </draw:text-box>
        </draw:frame>
        <draw:frame draw:style-name="standard" draw:layer="layout" svg:width="14.098cm" svg:height="10.102cm" svg:x="6.808cm" svg:y="4.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><text:span text:style-name="T8"/></text:p>
                <text:p><text:span text:style-name="T9">drivers/</text:span></text:p>
                <text:p><text:span text:style-name="T9">fs/ <text:s text:c="6"/></text:span></text:p>
                <text:p><text:span text:style-name="T9">include/ <text:s/></text:span></text:p>
                <text:p><text:span text:style-name="T9">sound/ </text:span><text:span text:style-name="T8"><text:s text:c="3"/></text:span></text:p>
                <text:p><text:span text:style-name="T8">arch/ <text:s text:c="4"/></text:span></text:p>
                <text:p><text:span text:style-name="T9">kernel/</text:span><text:span text:style-name="T8"> <text:s text:c="2"/></text:span></text:p>
                <text:p><text:span text:style-name="T9">net/ </text:span><text:span text:style-name="T8"><text:s text:c="5"/></text:span></text:p>
                <text:p><text:span text:style-name="T9">lib/ </text:span><text:span text:style-name="T8"><text:s text:c="5"/></text:span></text:p>
                <text:p><text:span text:style-name="T8">mm/ <text:s text:c="6"/></text:span></text:p>
                <text:p><text:span text:style-name="T8">block/ <text:s text:c="3"/></text:span></text:p>
                <text:p><text:span text:style-name="T10">crypto/</text:span><text:span text:style-name="T8"> <text:s text:c="2"/></text:span></text:p>
                <text:p><text:span text:style-name="T8">scripts/ <text:s/></text:span></text:p>
                <text:p><text:span text:style-name="T9">security</text:span><text:span text:style-name="T8">/ </text:span></text:p>
              </table:table-cell>
              <table:table-cell>
                <text:p><text:span text:style-name="T1">Next</text:span></text:p>
                <text:p><text:span text:style-name="T4">19836</text:span></text:p>
                <text:p><text:span text:style-name="T4">7705</text:span></text:p>
                <text:p><text:span text:style-name="T4">11465</text:span></text:p>
                <text:p><text:span text:style-name="T4">3455</text:span></text:p>
                <text:p>10353</text:p>
                <text:p><text:span text:style-name="T4">5662</text:span></text:p>
                <text:p><text:span text:style-name="T4">4015</text:span></text:p>
                <text:p><text:span text:style-name="T4">2365</text:span></text:p>
                <text:p>10999</text:p>
                <text:p>2433</text:p>
                <text:p><text:span text:style-name="T11">3411</text:span></text:p>
                <text:p>6711</text:p>
                <text:p><text:span text:style-name="T4">19</text:span></text:p>
              </table:table-cell>
              <table:table-cell>
                <text:p><text:span text:style-name="T1">Stable</text:span></text:p>
                <text:p><text:span text:style-name="T4">19439</text:span></text:p>
                <text:p><text:span text:style-name="T4">7264</text:span></text:p>
                <text:p><text:span text:style-name="T4">11495</text:span></text:p>
                <text:p><text:span text:style-name="T4">3394</text:span></text:p>
                <text:p>7265</text:p>
                <text:p><text:span text:style-name="T4">5069</text:span></text:p>
                <text:p><text:span text:style-name="T4">3683</text:span></text:p>
                <text:p><text:span text:style-name="T4">2370</text:span></text:p>
                <text:p>3001</text:p>
                <text:p>1774</text:p>
                <text:p><text:span text:style-name="T11">3584</text:span></text:p>
                <text:p>382</text:p>
                <text:p><text:span text:style-name="T4">19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config warnings</text:p>
          </draw:text-box>
        </draw:frame>
        <draw:frame draw:style-name="standard" draw:layer="layout" svg:width="18.694cm" svg:height="2.891cm" svg:x="2.286cm" svg:y="4.58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2" table:default-cell-style-name="ce3">
              <table:table-cell/>
              <table:table-cell>
                <text:p>Next</text:p>
              </table:table-cell>
              <table:table-cell>
                <text:p>Stable</text:p>
              </table:table-cell>
            </table:table-row>
            <table:table-row table:style-name="ro3" table:default-cell-style-name="ce3">
              <table:table-cell>
                <text:p>Config warnings</text:p>
              </table:table-cell>
              <table:table-cell>
                <text:p>8982 - <text:span text:style-name="T1">42%</text:span></text:p>
              </table:table-cell>
              <table:table-cell>
                <text:p>5277 – <text:span text:style-name="T1">25%</text:span></text:p>
              </table:table-cell>
            </table:table-row>
            <table:table-row table:style-name="ro3" table:default-cell-style-name="ce3">
              <table:table-cell>
                <text:p>Distinct config warnings</text:p>
              </table:table-cell>
              <table:table-cell>
                <text:p>?</text:p>
              </table:table-cell>
              <table:table-cell>
                <text:p>57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rcentage of valid configs</text:p>
          </draw:text-box>
        </draw:frame>
        <draw:frame draw:style-name="gr8" draw:text-style-name="P3" draw:layer="layout" svg:width="23.608cm" svg:height="3.063cm" svg:x="2.286cm" svg:y="5.08cm">
          <draw:text-box>
            <text:p>Out of 100,000 tries with generateNfilter, 0 was found.</text:p>
            <text:p/>
            <text:p>Maybe try out SharpSAT. It should be able to count it. May require lot's</text:p>
            <text:p>of work, to get it to work.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epresentativeness</text:p>
          </draw:text-box>
        </draw:frame>
        <draw:frame draw:style-name="gr9" draw:text-style-name="P3" draw:layer="layout" svg:width="14.297cm" svg:height="3.063cm" svg:x="2.54cm" svg:y="5.334cm">
          <draw:text-box>
            <text:list text:style-name="L1">
              <text:list-item>
                <text:p>Randconfig bias</text:p>
              </text:list-item>
              <text:list-item>
                <text:p>Only arch/x86 (1 out of 30 architectures)</text:p>
              </text:list-item>
              <text:list-item>
                <text:p>Not with firmware (3 features fixed)</text:p>
              </text:list-item>
              <text:list-item>
                <text:p>Not with LZ4 (11 features fixed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ast Syriac Adiabene" svg:font-family="'East Syriac Adiabene'" style:font-family-generic="roman" style:font-pitch="variable"/>
    <style:font-face style:name="East Syriac Adiabene1" svg:font-family="'East Syriac Adiabene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East Syriac Adiabene" fo:font-size="24pt" fo:language="en" fo:country="US" style:font-name-asian="East Syriac Adiabene1" style:font-size-asian="24pt" style:language-asian="zh" style:country-asian="CN" style:font-name-complex="East Syriac Adiabene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East Syriac Adiabene" fo:font-family="'East Syriac Adiabene'" style:font-family-generic="roman" style:font-pitch="variable" fo:font-size="18pt" fo:font-style="normal" fo:text-shadow="none" style:text-underline-style="none" fo:font-weight="normal" style:letter-kerning="true" style:font-name-asian="East Syriac Adiabene1" style:font-family-asian="'East Syriac Adiabene'" style:font-family-generic-asian="system" style:font-pitch-asian="variable" style:font-size-asian="18pt" style:font-style-asian="normal" style:font-weight-asian="normal" style:font-name-complex="East Syriac Adiabene1" style:font-family-complex="'East Syriac Adiabene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East Syriac Adiabene" fo:font-family="'East Syriac Adiabene'" style:font-family-generic="roman" style:font-pitch="variable" fo:font-size="18pt" style:letter-kerning="true" style:font-name-asian="East Syriac Adiabene1" style:font-family-asian="'East Syriac Adiabene'" style:font-family-generic-asian="system" style:font-pitch-asian="variable" style:font-size-asian="18pt" style:font-name-complex="East Syriac Adiabene1" style:font-family-complex="'East Syriac Adiabene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East Syriac Adiabene" fo:font-family="'East Syriac Adiabene'" style:font-family-generic="roman" style:font-pitch="variable" fo:font-size="20pt" fo:font-style="normal" fo:text-shadow="none" style:text-underline-style="none" fo:font-weight="normal" style:letter-kerning="true" fo:background-color="transparent" style:font-name-asian="East Syriac Adiabene1" style:font-family-asian="'East Syriac Adiabene'" style:font-family-generic-asian="system" style:font-pitch-asian="variable" style:font-size-asian="20pt" style:font-style-asian="normal" style:font-weight-asian="normal" style:font-name-complex="East Syriac Adiabene1" style:font-family-complex="'East Syriac Adiabene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East Syriac Adiabene" fo:font-family="'East Syriac Adiabene'" style:font-family-generic="roman" style:font-pitch="variable" fo:font-size="32pt" fo:font-style="normal" fo:text-shadow="none" style:text-underline-style="none" fo:font-weight="normal" style:letter-kerning="true" fo:background-color="transparent" style:font-name-asian="East Syriac Adiabene1" style:font-family-asian="'East Syriac Adiabene'" style:font-family-generic-asian="system" style:font-pitch-asian="variable" style:font-size-asian="32pt" style:font-style-asian="normal" style:font-weight-asian="normal" style:font-name-complex="East Syriac Adiabene1" style:font-family-complex="'East Syriac Adiabene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East Syriac Adiabene" fo:font-family="'East Syriac Adiabene'" style:font-family-generic="roman" style:font-pitch="variable" fo:font-size="32pt" fo:font-style="normal" fo:text-shadow="none" style:text-underline-style="none" fo:font-weight="normal" style:letter-kerning="true" fo:background-color="transparent" style:font-name-asian="East Syriac Adiabene1" style:font-family-asian="'East Syriac Adiabene'" style:font-family-generic-asian="system" style:font-pitch-asian="variable" style:font-size-asian="32pt" style:font-style-asian="normal" style:font-weight-asian="normal" style:font-name-complex="East Syriac Adiabene1" style:font-family-complex="'East Syriac Adiabene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East Syriac Adiabene" fo:font-family="'East Syriac Adiabene'" style:font-family-generic="roman" style:font-pitch="variable" fo:font-size="44pt" fo:font-style="normal" fo:text-shadow="none" style:text-underline-style="none" fo:font-weight="normal" style:letter-kerning="true" fo:background-color="transparent" style:font-name-asian="East Syriac Adiabene1" style:font-family-asian="'East Syriac Adiabene'" style:font-family-generic-asian="system" style:font-pitch-asian="variable" style:font-size-asian="44pt" style:font-style-asian="normal" style:font-weight-asian="normal" style:font-name-complex="East Syriac Adiabene1" style:font-family-complex="'East Syriac Adiabene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3T10:20:58.147777308</meta:creation-date>
    <dc:date>2015-08-03T13:37:39.829914962</dc:date>
    <meta:editing-duration>PT1H15M30S</meta:editing-duration>
    <meta:editing-cycles>11</meta:editing-cycles>
    <meta:generator>LibreOffice/4.4.5.2$Linux_x86 LibreOffice_project/40m0$Build-2</meta:generator>
    <meta:document-statistic meta:object-count="63"/>
  </office:meta>
</office:document-meta>
</file>